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24-02-0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23-02-13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22-01-25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21-03-04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20-01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9-0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8-01-30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7-02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6-01-08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5-0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4-01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7502</text:p>
          </table:table-cell>
          <table:table-cell office:value-type="string" calcext:value-type="string">
            <text:p>2013-01-16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